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c753e" officeooo:paragraph-rsid="001c753e"/>
    </style:style>
    <style:style style:name="P2" style:family="paragraph" style:parent-style-name="Text_20_body" style:list-style-name="L1">
      <style:text-properties officeooo:rsid="001c753e" officeooo:paragraph-rsid="001c753e"/>
    </style:style>
    <style:style style:name="P3" style:family="paragraph" style:parent-style-name="Text_20_body" style:list-style-name="L2">
      <style:text-properties officeooo:rsid="001c753e" officeooo:paragraph-rsid="001c753e"/>
    </style:style>
    <style:style style:name="P4" style:family="paragraph" style:parent-style-name="Text_20_body" style:list-style-name="L3">
      <style:text-properties officeooo:rsid="001c753e" officeooo:paragraph-rsid="001c753e"/>
    </style:style>
    <style:style style:name="P5" style:family="paragraph" style:parent-style-name="Text_20_body" style:list-style-name="L3">
      <style:text-properties officeooo:rsid="001ca42f" officeooo:paragraph-rsid="001ca42f"/>
    </style:style>
    <style:style style:name="P6" style:family="paragraph" style:parent-style-name="Title">
      <style:text-properties officeooo:rsid="001c753e" officeooo:paragraph-rsid="001c75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/>Физические тренажеры</text:p>
      <text:p text:style-name="P1">Цель: Создать платформу для проверки знаний на компьютерной основе</text:p>
      <text:p text:style-name="P1">Ход работы:</text:p>
      <text:list xml:id="list8467904280008247418" text:style-name="L1">
        <text:list-item>
          <text:p text:style-name="P2">Создать веб-сайт, в который можно добавлять задачи</text:p>
        </text:list-item>
        <text:list-item>
          <text:p text:style-name="P2">Наполнить его задачами по нескольким темам, для этого нужно изучить темы и решить задачи в общем виде, для переменных.</text:p>
        </text:list-item>
      </text:list>
      <text:p text:style-name="P1">Продукт:</text:p>
      <text:p text:style-name="P1">Веб-сайт со следующими возможностями:</text:p>
      <text:list xml:id="list8473402897364461232" text:style-name="L2">
        <text:list-item>
          <text:list>
            <text:list-item>
              <text:p text:style-name="P3">Сортировка задач по темам</text:p>
            </text:list-item>
            <text:list-item>
              <text:p text:style-name="P3">Тренировка в решении задач по теме</text:p>
            </text:list-item>
            <text:list-item>
              <text:p text:style-name="P3">Проверочная работа по всем задачам темы</text:p>
            </text:list-item>
            <text:list-item>
              <text:p text:style-name="P3">Решение по одной случайной задачи из каждой темы</text:p>
            </text:list-item>
          </text:list>
        </text:list-item>
      </text:list>
      <text:p text:style-name="P1">Каждая задача является уникальной, так как сгенерирована со случайным значением переменных. Ее невозможно списать.</text:p>
      <text:p text:style-name="P1">Перспективы:</text:p>
      <text:list xml:id="list4847220883080452219" text:style-name="L3">
        <text:list-item>
          <text:p text:style-name="P4">Добавить систему аккаунтов, где каждый пользователь сможет тренироваться и получать баллы, смотреть статистику.</text:p>
        </text:list-item>
        <text:list-item>
          <text:p text:style-name="P5">Добавить аккаунт учителей, которые смогут добавлять свои задачи и темы.</text:p>
        </text:list-item>
        <text:list-item>
          <text:p text:style-name="P5">Добавить возможность распечатки задач для проведения несписываемой контрольной работ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14:36:06.690373373</meta:creation-date>
    <dc:date>2016-11-24T15:02:48.686567450</dc:date>
    <meta:editing-duration>PT6M31S</meta:editing-duration>
    <meta:editing-cycles>1</meta:editing-cycles>
    <meta:document-statistic meta:table-count="0" meta:image-count="0" meta:object-count="0" meta:page-count="1" meta:paragraph-count="16" meta:word-count="124" meta:character-count="869" meta:non-whitespace-character-count="769"/>
    <meta:generator>LibreOffice/5.1.6.2.0$Linux_X86_64 LibreOffice_project/10m0$Build-2</meta:generator>
  </office:meta>
</office:document-meta>
</file>